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43be" officeooo:paragraph-rsid="001f43be"/>
    </style:style>
    <style:style style:name="P2" style:family="paragraph" style:parent-style-name="Standard">
      <style:text-properties officeooo:rsid="003367be" officeooo:paragraph-rsid="003367be"/>
    </style:style>
    <style:style style:name="P3" style:family="paragraph" style:parent-style-name="Standard">
      <style:text-properties officeooo:rsid="00341643" officeooo:paragraph-rsid="00341643"/>
    </style:style>
    <style:style style:name="P4" style:family="paragraph" style:parent-style-name="Standard">
      <style:text-properties officeooo:rsid="0034af68" officeooo:paragraph-rsid="0034af68"/>
    </style:style>
    <style:style style:name="P5" style:family="paragraph" style:parent-style-name="Standard">
      <style:text-properties officeooo:rsid="00355ed7" officeooo:paragraph-rsid="00355ed7"/>
    </style:style>
    <style:style style:name="P6" style:family="paragraph" style:parent-style-name="Standard">
      <style:text-properties officeooo:rsid="0035bf40" officeooo:paragraph-rsid="0035bf40"/>
    </style:style>
    <style:style style:name="P7" style:family="paragraph" style:parent-style-name="Standard">
      <style:text-properties officeooo:rsid="0037333c" officeooo:paragraph-rsid="0037333c"/>
    </style:style>
    <style:style style:name="T1" style:family="text">
      <style:text-properties officeooo:rsid="00220e46"/>
    </style:style>
    <style:style style:name="T2" style:family="text">
      <style:text-properties officeooo:rsid="003367be"/>
    </style:style>
    <style:style style:name="T3" style:family="text">
      <style:text-properties officeooo:rsid="00337b2c"/>
    </style:style>
    <style:style style:name="T4" style:family="text">
      <style:text-properties officeooo:rsid="0035c7cc"/>
    </style:style>
    <style:style style:name="T5" style:family="text">
      <style:text-properties officeooo:rsid="0037963a"/>
    </style:style>
    <style:style style:name="T6" style:family="text">
      <style:text-properties officeooo:rsid="00381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</text:span><text:span text:style-name="T2">Setting up Unity remote on phone: https://docs.unity3d.com/Manual/UnityRemote5.html</text:span></text:p>
      <text:p text:style-name="P1"/>
      <text:p text:style-name="P2">2) Setting up simulator: https://docs.unity3d.com/Packages/com.unity.device-simulator@3.0/manual/index.html</text:p>
      <text:p text:style-name="P2"/>
      <text:p text:style-name="P2">3) Understanding Vectors: <text:span text:style-name="T3">what they are, unit vector, dot products</text:span></text:p>
      <text:p text:style-name="P2"/>
      <text:p text:style-name="P2">4) Touch detection</text:p>
      <text:p text:style-name="P2"/>
      <text:p text:style-name="P2">5) Swipe detection</text:p>
      <text:p text:style-name="P2"/>
      <text:p text:style-name="P3">6) Debug display vectors</text:p>
      <text:p text:style-name="P3"/>
      <text:p text:style-name="P4">7) <text:span text:style-name="T4">Debugging code</text:span></text:p>
      <text:p text:style-name="P4"/>
      <text:p text:style-name="P5">8) foreach loops</text:p>
      <text:p text:style-name="P5"/>
      <text:p text:style-name="P6">9) MVC</text:p>
      <text:p text:style-name="P6"/>
      <text:p text:style-name="P7">10) <text:span text:style-name="T6">Github and Unity: https://www.youtube.com/watch?v=qpXxcvS-g3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5T18:00:08.030000000</dc:date>
    <meta:editing-duration>PT37M42S</meta:editing-duration>
    <meta:editing-cycles>26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0" meta:word-count="46" meta:character-count="423" meta:non-whitespace-character-count="387"/>
  </office:meta>
</office:document-meta>
</file>